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554.26pt"/>
    </style:style>
    <style:style style:name="co16"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9"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7" calcext:value-type="float">
            <text:p>17</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7" calcext:value-type="float">
            <text:p>17</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7" calcext:value-type="float">
            <text:p>17</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office:value-type="string" calcext:value-type="string">
            <text:p>#REF!</text:p>
          </table:table-cell>
          <table:table-cell table:style-name="ce44" office:value-type="string" calcext:value-type="string">
            <text:p>Create menu, submenus, and then exit option</text:p>
          </table:table-cell>
          <table:table-cell table:content-validation-name="val17" office:value-type="string" calcext:value-type="string">
            <text:p>Completed Day 7</text:p>
          </table:table-cell>
          <table:table-cell table:content-validation-name="val18" office:value-type="string" calcext:value-type="string">
            <text:p>not hard, can copy from previous assignments</text:p>
          </table:table-cell>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office:value-type="string" calcext:value-type="string">
            <text:p>#REF!</text:p>
          </table:table-cell>
          <table:table-cell table:content-validation-name="val16" office:value-type="string" calcext:value-type="string">
            <text:p>Create Animal, Dog, dog_breed, and gender classes; implement family, breed, overriding methods; implement add_animal and on_add_animal</text:p>
          </table:table-cell>
          <table:table-cell table:content-validation-name="val17" office:value-type="string" calcext:value-type="string">
            <text:p>Completed Day 7</text:p>
          </table:table-cell>
          <table:table-cell table:content-validation-name="val18" office:value-type="string" calcext:value-type="string">
            <text:p>here’s the hard part. Dedicate time to this</text:p>
          </table:table-cell>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office:value-type="string" calcext:value-type="string">
            <text:p>#REF!</text:p>
          </table:table-cell>
          <table:table-cell table:content-validation-name="val16" office:value-type="string" calcext:value-type="string">
            <text:p>Implement Animal::operator&lt;&lt;, family and breed virtual methods for at least Dog, and a way to get gender</text:p>
          </table:table-cell>
          <table:table-cell table:content-validation-name="val17" office:value-type="string" calcext:value-type="string">
            <text:p>Completed Day 7</text:p>
          </table:table-cell>
          <table:table-cell table:content-validation-name="val18" office:value-type="string" calcext:value-type="string">
            <text:p>feature worked but without full implementation until teacher help</text:p>
          </table:table-cell>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08:17:02.3648186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5T08:24:28.256216725</dc:date>
    <meta:editing-duration>P1DT44M31S</meta:editing-duration>
    <meta:editing-cycles>153</meta:editing-cycles>
    <meta:generator>LibreOffice/6.0.7.3$Linux_X86_64 LibreOffice_project/00m0$Build-3</meta:generator>
    <meta:document-statistic meta:table-count="6" meta:cell-count="83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7">
                <text:p>17</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